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VfsComponentContext.resolveFile( final String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DefaultVfsComponentContext( final DefaultFileSystem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getFileSystem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toFileObject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resolveFile( final FileObject baseFile , final String name , final FileSystemOptions fileSystem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parseURI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getTemporaryFileSt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VfsComponentContext.getRepli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